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 table:number-columns-repeated="1001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21:29:33.8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30T21:49:45.096000000</dc:date>
    <meta:editing-duration>P9DT16H28M50S</meta:editing-duration>
    <meta:editing-cycles>4261</meta:editing-cycles>
    <meta:document-statistic meta:table-count="6" meta:cell-count="11731" meta:object-count="0"/>
    <meta:user-defined meta:name="qrichtext">1</meta:user-defined>
  </office:meta>
</office:document-meta>
</file>